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3c8" officeooo:paragraph-rsid="001363c8"/>
    </style:style>
    <style:style style:name="P2" style:family="paragraph" style:parent-style-name="Standard">
      <style:text-properties officeooo:rsid="0019d762" officeooo:paragraph-rsid="0019d762"/>
    </style:style>
    <style:style style:name="P3" style:family="paragraph" style:parent-style-name="Standard">
      <style:text-properties officeooo:rsid="001ce99c" officeooo:paragraph-rsid="001ce99c"/>
    </style:style>
    <style:style style:name="P4" style:family="paragraph" style:parent-style-name="Standard">
      <style:text-properties officeooo:rsid="00212865" officeooo:paragraph-rsid="00212865"/>
    </style:style>
    <style:style style:name="P5" style:family="paragraph" style:parent-style-name="Standard">
      <style:text-properties officeooo:rsid="00236de4" officeooo:paragraph-rsid="00236de4"/>
    </style:style>
    <style:style style:name="P6" style:family="paragraph" style:parent-style-name="Standard">
      <style:text-properties officeooo:rsid="0027b885" officeooo:paragraph-rsid="0027b885"/>
    </style:style>
    <style:style style:name="P7" style:family="paragraph" style:parent-style-name="Standard">
      <style:text-properties officeooo:paragraph-rsid="002a4a03"/>
    </style:style>
    <style:style style:name="P8" style:family="paragraph" style:parent-style-name="Standard">
      <style:text-properties officeooo:rsid="002c0443" officeooo:paragraph-rsid="002c0443"/>
    </style:style>
    <style:style style:name="T1" style:family="text">
      <style:text-properties officeooo:rsid="00150d12"/>
    </style:style>
    <style:style style:name="T2" style:family="text">
      <style:text-properties officeooo:rsid="00162bb5"/>
    </style:style>
    <style:style style:name="T3" style:family="text">
      <style:text-properties officeooo:rsid="001a4b14"/>
    </style:style>
    <style:style style:name="T4" style:family="text">
      <style:text-properties officeooo:rsid="001a8150"/>
    </style:style>
    <style:style style:name="T5" style:family="text">
      <style:text-properties officeooo:rsid="001c511b"/>
    </style:style>
    <style:style style:name="T6" style:family="text">
      <style:text-properties officeooo:rsid="001c9226"/>
    </style:style>
    <style:style style:name="T7" style:family="text">
      <style:text-properties officeooo:rsid="001de18f"/>
    </style:style>
    <style:style style:name="T8" style:family="text">
      <style:text-properties officeooo:rsid="001f03e4"/>
    </style:style>
    <style:style style:name="T9" style:family="text">
      <style:text-properties officeooo:rsid="001f557a"/>
    </style:style>
    <style:style style:name="T10" style:family="text">
      <style:text-properties officeooo:rsid="0022c0f6"/>
    </style:style>
    <style:style style:name="T11" style:family="text">
      <style:text-properties officeooo:rsid="00253741"/>
    </style:style>
    <style:style style:name="T12" style:family="text">
      <style:text-properties officeooo:rsid="0025c73a"/>
    </style:style>
    <style:style style:name="T13" style:family="text">
      <style:text-properties officeooo:rsid="00274a89"/>
    </style:style>
    <style:style style:name="T14" style:family="text">
      <style:text-properties officeooo:rsid="00291f27"/>
    </style:style>
    <style:style style:name="T15" style:family="text">
      <style:text-properties officeooo:rsid="002a4a03"/>
    </style:style>
    <style:style style:name="T16" style:family="text">
      <style:text-properties officeooo:rsid="002d6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DE COMPONENTES – <text:span text:style-name="T1">PARTE 1 </text:span></text:p>
      <text:p text:style-name="P1"/>
      <text:p text:style-name="P1">-<text:span text:style-name="T2">é a técnica da modelagem do comportamento dos componentes</text:span></text:p>
      <text:p text:style-name="P1"/>
      <text:p text:style-name="P2">INTERFACE DE NEGÓCIO </text:p>
      <text:p text:style-name="P2">-<text:span text:style-name="T3">foco em usuários finais e processos de negócios </text:span></text:p>
      <text:p text:style-name="P2">-<text:span text:style-name="T4">abstração funcional, explicar aquilo que é importante e entendível ao usuário </text:span></text:p>
      <text:p text:style-name="P2">-<text:span text:style-name="T5">design e usabilidade: o usuário só se impressiona com aquilo que pode ver, importante usar <text:tab/>protótipos visuais do projeto para que o usuário possa ter a experiência com o sistema</text:span></text:p>
      <text:p text:style-name="P2">-<text:span text:style-name="T6">exemplos de implementações: relacionado também a protótipos, mais uma vez, o usuário tem a <text:tab/>chance de ‘experimentar’ uma prévia do sistema</text:span></text:p>
      <text:p text:style-name="P2"/>
      <text:p text:style-name="P3">INTERFACE DE SISTEMA </text:p>
      <text:p text:style-name="P3">-<text:span text:style-name="T7">foco na interação entre sistemas, na interoperabilidade técnica</text:span></text:p>
      <text:p text:style-name="P3">-<text:span text:style-name="T8">especificação técnica: aborda API, protocolos de comunicação, módulos etc.. uma conversa mais <text:tab/>técnica com quem de fato irá compreender do que se está falando </text:span></text:p>
      <text:p text:style-name="P3">-<text:span text:style-name="T9">segurança e performance, ou seja, fala-se tecnicamente do que será entre em relação a isso, não <text:tab/>necessitando ver de fato</text:span></text:p>
      <text:p text:style-name="P3"/>
      <text:p text:style-name="P4">COMPONENTES</text:p>
      <text:p text:style-name="P4">-peças reutilizáveis , capaz de, também, serem combinados com outros componentes para criar um <text:tab/>sistema mais complexo.</text:p>
      <text:p text:style-name="P4">-<text:span text:style-name="T10">cada componente é uma unidade de software independente </text:span></text:p>
      <text:p text:style-name="P4"/>
      <text:p text:style-name="P5">DEFINIÇÕES DE COMPONENTES </text:p>
      <text:p text:style-name="P5">-encapsulamento: esconde detalhes internos e que não tem necessidade ou por questões de <text:tab/>segurança, serem acessados por qualquer um. Como uma caixa preta. </text:p>
      <text:p text:style-name="P5"/>
      <text:p text:style-name="P5">-interface bem definida: expõe aquilo que realmente necessário ao usuário ou outros componentes, <text:tab/>para usabilidade, como um dispositivo eletrônico que só expõe seus botões, e não toda sua <text:tab/>placa interna e componentes eletr<text:span text:style-name="T11">ô</text:span>nicos. <text:span text:style-name="T11">Inclui propriedades e métodos. </text:span></text:p>
      <text:p text:style-name="P5"/>
      <text:p text:style-name="P5">-<text:span text:style-name="T12">reusabilidade: projetados para serem usados em qualquer parte do sistema ou outros sistemas. </text:span></text:p>
      <text:p text:style-name="P5"/>
      <text:p text:style-name="P5">-<text:span text:style-name="T13">substituibilidade: devem poder serem substituídos sem dificuldade por outro componente, sem <text:tab/>afetar a usabilidade e disponibilidade do sistema.</text:span></text:p>
      <text:p text:style-name="P5"/>
      <text:p text:style-name="P6">DEFINIR OPERAÇÕES DE NEGÓCIOS </text:p>
      <text:p text:style-name="P6">-<text:span text:style-name="T14">é a parte de modelagem que define e expõe ao usuário final, quais as funcionalidades práticas do <text:tab/>sistema, o que de fato ele pode, deve, e como irá fazer. </text:span></text:p>
      <text:p text:style-name="P6"/>
      <text:p text:style-name="P8">REFINAR INTERFACES E REGRAS DE NEGÓCIOS </text:p>
      <text:p text:style-name="P8">-<text:span text:style-name="T16">baseado em: como, o que, para quem e quanto </text:span></text:p>
      <text:p text:style-name="P8"/>
      <text:p text:style-name="P8"/>
      <text:p text:style-name="P7"/>
      <text:p text:style-name="P6"/>
      <text:p text:style-name="P6"/>
      <text:p text:style-name="P5"/>
      <text:p text:style-name="P5"/>
      <text:p text:style-name="P5"/>
      <text:p text:style-name="P5"/>
      <text:p text:style-name="P4"><text:soft-page-break/></text:p>
      <text:p text:style-name="P4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2:09:04.711000000</meta:creation-date>
    <dc:date>2024-05-22T16:30:34.840000000</dc:date>
    <meta:editing-duration>PT1H23M7S</meta:editing-duration>
    <meta:editing-cycles>27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3" meta:word-count="310" meta:character-count="2063" meta:non-whitespace-character-count="1750"/>
  </office:meta>
</office:document-meta>
</file>